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line-height="200%"/>
      <style:text-properties officeooo:paragraph-rsid="0027516a"/>
    </style:style>
    <style:style style:name="P2" style:family="paragraph" style:parent-style-name="Standard" style:list-style-name="L2">
      <style:paragraph-properties fo:line-height="200%"/>
      <style:text-properties officeooo:paragraph-rsid="0027516a"/>
    </style:style>
    <style:style style:name="P3" style:family="paragraph" style:parent-style-name="Standard" style:list-style-name="L2">
      <style:paragraph-properties fo:line-height="200%"/>
      <style:text-properties officeooo:paragraph-rsid="002972f4"/>
    </style:style>
    <style:style style:name="P4" style:family="paragraph" style:parent-style-name="Standard" style:list-style-name="L2">
      <style:paragraph-properties fo:line-height="200%"/>
      <style:text-properties officeooo:rsid="002caa51" officeooo:paragraph-rsid="002caa51"/>
    </style:style>
    <style:style style:name="P5" style:family="paragraph" style:parent-style-name="Standard" style:list-style-name="L2">
      <style:paragraph-properties fo:line-height="200%"/>
      <style:text-properties officeooo:rsid="002fa73c" officeooo:paragraph-rsid="002fa73c"/>
    </style:style>
    <style:style style:name="P6" style:family="paragraph" style:parent-style-name="Standard" style:list-style-name="L2">
      <style:paragraph-properties fo:line-height="200%"/>
      <style:text-properties officeooo:rsid="003121b4" officeooo:paragraph-rsid="003121b4"/>
    </style:style>
    <style:style style:name="P7" style:family="paragraph" style:parent-style-name="Standard" style:list-style-name="L2">
      <style:paragraph-properties fo:line-height="200%"/>
      <style:text-properties officeooo:rsid="00348eec" officeooo:paragraph-rsid="00348eec"/>
    </style:style>
    <style:style style:name="P8" style:family="paragraph" style:parent-style-name="Standard" style:list-style-name="L2">
      <style:paragraph-properties fo:line-height="200%"/>
      <style:text-properties officeooo:rsid="0037bf7d" officeooo:paragraph-rsid="0037bf7d"/>
    </style:style>
    <style:style style:name="P9" style:family="paragraph" style:parent-style-name="Standard" style:list-style-name="L2">
      <style:paragraph-properties fo:line-height="200%"/>
      <style:text-properties officeooo:rsid="004441c9" officeooo:paragraph-rsid="004441c9"/>
    </style:style>
    <style:style style:name="P10" style:family="paragraph" style:parent-style-name="Standard" style:list-style-name="L2">
      <style:paragraph-properties fo:line-height="200%"/>
      <style:text-properties officeooo:rsid="0048377f" officeooo:paragraph-rsid="0048377f"/>
    </style:style>
    <style:style style:name="P11" style:family="paragraph" style:parent-style-name="Standard" style:list-style-name="L2">
      <style:paragraph-properties fo:line-height="200%"/>
      <style:text-properties officeooo:rsid="004b7555" officeooo:paragraph-rsid="004b7555"/>
    </style:style>
    <style:style style:name="T1" style:family="text">
      <style:text-properties officeooo:rsid="00273eed"/>
    </style:style>
    <style:style style:name="T2" style:family="text">
      <style:text-properties officeooo:rsid="002fcf1b"/>
    </style:style>
    <style:style style:name="T3" style:family="text">
      <style:text-properties officeooo:rsid="00305604"/>
    </style:style>
    <style:style style:name="T4" style:family="text">
      <style:text-properties officeooo:rsid="0031a3d5"/>
    </style:style>
    <style:style style:name="T5" style:family="text">
      <style:text-properties officeooo:rsid="00360e4e"/>
    </style:style>
    <style:style style:name="T6" style:family="text">
      <style:text-properties officeooo:rsid="0039c2f2"/>
    </style:style>
    <style:style style:name="T7" style:family="text">
      <style:text-properties officeooo:rsid="003b31da"/>
    </style:style>
    <style:style style:name="T8" style:family="text">
      <style:text-properties officeooo:rsid="0049bc48"/>
    </style:style>
    <style:style style:name="T9" style:family="text">
      <style:text-properties officeooo:rsid="004a8a28"/>
    </style:style>
    <style:style style:name="T10" style:family="text">
      <style:text-properties officeooo:rsid="004d02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81884214" text:style-name="L3">
        <text:list-item>
          <text:p text:style-name="P1"><text:span text:style-name="T1">Chapter 1: The Beginning</text:span></text:p>
        </text:list-item>
      </text:list>
      <text:list xml:id="list462276562" text:style-name="L2">
        <text:list-item>
          <text:list>
            <text:list-item>
              <text:p text:style-name="P2"><text:span text:style-name="T1">Train heist</text:span></text:p>
              <text:list>
                <text:list-item>
                  <text:p text:style-name="P2"><text:span text:style-name="T1">Raiding factions train when train gets attacked by other factions</text:span></text:p>
                </text:list-item>
                <text:list-item>
                  <text:p text:style-name="P2"><text:span text:style-name="T1">Run back explosions behind you</text:span></text:p>
                </text:list-item>
                <text:list-item>
                  <text:p text:style-name="P2"><text:span text:style-name="T1">Jump off and watch train explode</text:span></text:p>
                </text:list-item>
              </text:list>
            </text:list-item>
            <text:list-item>
              <text:p text:style-name="P2"><text:span text:style-name="T1">Abandoned Hanger</text:span></text:p>
              <text:list>
                <text:list-item>
                  <text:p text:style-name="P2"><text:span text:style-name="T1">Wander and find hanger</text:span></text:p>
                </text:list-item>
                <text:list-item>
                  <text:p text:style-name="P2"><text:span text:style-name="T1">Explore hanger (metal and scrap everywhere)</text:span></text:p>
                </text:list-item>
                <text:list-item>
                  <text:p text:style-name="P2"><text:span text:style-name="T1">Find damage mech</text:span></text:p>
                </text:list-item>
                <text:list-item>
                  <text:p text:style-name="P3"><text:span text:style-name="T1">Touch mech and it activates due to unique blood type? (gets hijacked later of course)</text:span></text:p>
                </text:list-item>
              </text:list>
            </text:list-item>
          </text:list>
        </text:list-item>
        <text:list-item>
          <text:p text:style-name="P3"><text:span text:style-name="T1">Chapter 2: The Search</text:span></text:p>
          <text:list>
            <text:list-item>
              <text:p text:style-name="P4">Begin searching local area for mech parts (find most in badly damaged conditions)</text:p>
            </text:list-item>
            <text:list-item>
              <text:p text:style-name="P5">Locate 1/<text:span text:style-name="T2">3</text:span> usable battery but no charge (requires building small solar panel for power <text:span text:style-name="T3">= building tutorial</text:span>)</text:p>
            </text:list-item>
            <text:list-item>
              <text:p text:style-name="P6">Place missing parts in mech and await further instructions as it slowly reboots systems</text:p>
            </text:list-item>
          </text:list>
        </text:list-item>
        <text:list-item>
          <text:p text:style-name="P6">Chapter 3: The <text:span text:style-name="T4">Desert</text:span></text:p>
          <text:list>
            <text:list-item>
              <text:p text:style-name="P7">The mech is operational but is in rough shape, you need to go and find some <text:span text:style-name="T5">resources</text:span> to repair it.</text:p>
              <text:list>
                <text:list-item>
                  <text:p text:style-name="P7">Scrap (metal sheets), electronics <text:span text:style-name="T6">and etc.</text:span></text:p>
                </text:list-item>
              </text:list>
            </text:list-item>
            <text:list-item>
              <text:p text:style-name="P8">While searching mech <text:span text:style-name="T7">asks player what has happened to the world (hasn’t been on since war started) and player explains the current situation (Factions, scrapers, etc.)</text:span></text:p>
            </text:list-item>
            <text:list-item>
              <text:p text:style-name="P9">Get the mech back to normal functionality</text:p>
            </text:list-item>
          </text:list>
        </text:list-item>
        <text:list-item>
          <text:p text:style-name="P10">Chapter 4: <text:span text:style-name="T9">making a Name</text:span></text:p>
          <text:list>
            <text:list-item>
              <text:p text:style-name="P11">At this point player is free to explore the world (entering factions area = instant attack) <text:span text:style-name="T10">and raids are enabled (factions are all negative at beginning due to low fame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14T23:39:31.837000000</dc:date>
    <meta:editing-duration>PT59M28S</meta:editing-duration>
    <meta:editing-cycles>63</meta:editing-cycles>
    <meta:document-statistic meta:table-count="0" meta:image-count="0" meta:object-count="0" meta:page-count="1" meta:paragraph-count="21" meta:word-count="224" meta:character-count="1225" meta:non-whitespace-character-count="1043"/>
  </office:meta>
</office:document-meta>
</file>